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">
      <style:paragraph-properties fo:margin-left="0cm" fo:margin-right="0.023cm" fo:text-align="justify" style:justify-single-word="false" fo:orphans="2" fo:widows="2" fo:text-indent="0cm" style:auto-text-indent="false" style:page-number="auto" style:writing-mode="lr-tb"/>
    </style:style>
    <style:style style:name="P2" style:family="paragraph" style:parent-style-name="Title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3" style:family="paragraph" style:parent-style-name="Title">
      <style:text-properties fo:font-size="14pt" style:text-underline-style="solid" style:text-underline-width="auto" style:text-underline-color="font-color" fo:font-weight="bold" style:font-size-asian="14pt" style:font-weight-asian="bold" style:font-size-complex="11pt"/>
    </style:style>
    <style:style style:name="P4" style:family="paragraph" style:parent-style-name="Párrafo_20_de_20_lista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11pt" officeooo:paragraph-rsid="000ef126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officeooo:paragraph-rsid="0009392a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officeooo:rsid="001fe01b" officeooo:paragraph-rsid="0009392a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weight="bold" officeooo:paragraph-rsid="0009392a" style:font-size-asian="11pt" style:font-weight-asian="bold" style:font-name-complex="Arial" style:font-size-complex="11pt"/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weight="bold" officeooo:paragraph-rsid="000ef126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weight="bold" officeooo:rsid="001fe01b" officeooo:paragraph-rsid="0009392a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weight="bold" officeooo:rsid="001fe01b" officeooo:paragraph-rsid="000ef126" style:font-size-asian="11pt" style:font-weight-asian="bold" style:font-name-complex="Arial" style:font-size-complex="11pt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style="italic" officeooo:rsid="001fe01b" officeooo:paragraph-rsid="0009392a" style:font-size-asian="11pt" style:font-style-asian="italic" style:font-name-complex="Arial" style:font-size-complex="11pt"/>
    </style:style>
    <style:style style:name="P1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language="es" fo:country="ES" fo:font-weight="bold" officeooo:paragraph-rsid="0009392a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language="es" fo:country="ES" fo:font-weight="bold" officeooo:rsid="001fe01b" officeooo:paragraph-rsid="000ef126" style:font-size-asian="11pt" style:font-weight-asian="bold" style:font-name-complex="Arial" style:font-size-complex="11pt"/>
    </style:style>
    <style:style style:name="P18" style:family="paragraph" style:parent-style-name="Standard">
      <style:text-properties style:font-name="Arial" fo:font-size="11pt" fo:language="es" fo:country="ES" fo:font-weight="bold" officeooo:paragraph-rsid="0009392a" style:font-size-asian="11pt" style:font-weight-asian="bold" style:font-name-complex="Century Gothic" style:font-size-complex="11pt"/>
    </style:style>
    <style:style style:name="P19" style:family="paragraph" style:parent-style-name="Text_20_body">
      <style:text-properties style:font-name="Arial" fo:font-size="11pt" fo:language="es" fo:country="ES" fo:font-weight="bold" officeooo:paragraph-rsid="0009392a" style:font-size-asian="11pt" style:font-weight-asian="bold" style:font-name-complex="Century Gothic" style:font-size-complex="11pt"/>
    </style:style>
    <style:style style:name="P2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language="es" fo:country="ES" fo:font-style="italic" fo:font-weight="bold" officeooo:rsid="001fe01b" officeooo:paragraph-rsid="000ef126" style:font-size-asian="11pt" style:font-style-asian="italic" style:font-weight-asian="bold" style:font-name-complex="Arial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6pt" fo:language="en" fo:country="GB" style:font-size-asian="6pt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fo:language="es" fo:country="ES" style:font-size-asian="12pt" style:font-name-complex="Arial"/>
    </style:style>
    <style:style style:name="P2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fo:font-weight="bold" style:font-size-asian="12pt" style:font-weight-asian="bold" style:font-name-complex="Arial" style:font-size-complex="12pt"/>
    </style:style>
    <style:style style:name="P24" style:family="paragraph" style:parent-style-name="Title">
      <style:paragraph-properties fo:text-align="justify" style:justify-single-word="false"/>
      <style:text-properties style:font-name="Arial" fo:font-size="12pt" officeooo:paragraph-rsid="000773fd" style:font-size-asian="12pt" style:font-size-complex="12pt"/>
    </style:style>
    <style:style style:name="P25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6" style:family="paragraph" style:parent-style-name="Standard">
      <style:text-properties style:font-name="Arial" fo:font-size="9pt" fo:font-style="italic" style:font-size-asian="9pt" style:font-style-asian="italic" style:font-name-complex="Arial"/>
    </style:style>
    <style:style style:name="P27" style:family="paragraph" style:parent-style-name="Standard">
      <style:text-properties style:font-name="Arial" fo:font-size="9pt" fo:font-style="italic" officeooo:paragraph-rsid="0009392a" style:font-size-asian="9pt" style:font-style-asian="italic" style:font-name-complex="Arial"/>
    </style:style>
    <style:style style:name="P2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weight="bold" style:font-weight-asian="bold" style:font-name-complex="Arial"/>
    </style:style>
    <style:style style:name="P29" style:family="paragraph" style:parent-style-name="Title">
      <style:paragraph-properties fo:text-align="justify" style:justify-single-word="false"/>
      <style:text-properties fo:font-size="12pt" style:font-size-asian="12pt" style:font-size-complex="12pt"/>
    </style:style>
    <style:style style:name="P3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fo:font-size="12pt" style:font-size-asian="12pt" style:font-size-complex="12pt"/>
    </style:style>
    <style:style style:name="P31" style:family="paragraph" style:parent-style-name="Title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2" style:family="paragraph" style:parent-style-name="Title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33" style:family="paragraph" style:parent-style-name="Title" style:master-page-name="Standard">
      <style:paragraph-properties style:page-number="auto"/>
      <style:text-properties style:font-name="Century Gothic" fo:font-size="14pt" style:font-size-asian="14pt" style:font-name-complex="Century Gothic"/>
    </style:style>
    <style:style style:name="P34" style:family="paragraph" style:parent-style-name="Heading_20_2">
      <style:text-properties fo:language="en" fo:country="GB"/>
    </style:style>
    <style:style style:name="P35" style:family="paragraph" style:parent-style-name="Standard" style:list-style-name="WW8Num6">
      <style:paragraph-properties fo:text-align="justify" style:justify-single-word="false"/>
    </style:style>
    <style:style style:name="P36" style:family="paragraph" style:parent-style-name="Standard" style:list-style-name="WW8Num6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fo:language="es" fo:country="ES" fo:font-weight="bold" officeooo:rsid="001fe01b" officeooo:paragraph-rsid="0009392a" style:font-size-asian="12pt" style:font-weight-asian="bold" style:font-name-complex="Arial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language="es" fo:country="ES" fo:font-style="normal" fo:font-weight="bold" officeooo:rsid="001fe01b" style:font-size-asian="12pt" style:font-style-asian="normal" style:font-weight-asian="bold" style:font-name-complex="Arial" style:font-size-complex="11pt" style:font-style-complex="normal" style:font-weight-complex="bold"/>
    </style:style>
    <style:style style:name="P39" style:family="paragraph" style:parent-style-name="Standard" style:list-style-name="WW8Num6">
      <style:paragraph-properties fo:text-align="start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c242" style:font-weight-asian="bold"/>
    </style:style>
    <style:style style:name="T3" style:family="text">
      <style:text-properties fo:font-weight="bold" officeooo:rsid="0017b11d" style:font-weight-asian="bold" style:font-name-complex="Calibri" style:font-weight-complex="normal"/>
    </style:style>
    <style:style style:name="T4" style:family="text">
      <style:text-properties fo:font-weight="bold" officeooo:rsid="000d1b7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underline-style="solid" style:text-underline-width="auto" style:text-underline-color="font-color" fo:font-weight="bold" officeooo:rsid="0017b11d" style:font-weight-asian="bold" style:font-name-complex="Calibri" style:font-weight-complex="normal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style:font-name="Arial" fo:font-size="9pt" fo:font-weight="bold" style:font-size-asian="9pt" style:font-weight-asian="bold" style:font-name-complex="Arial"/>
    </style:style>
    <style:style style:name="T9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10" style:family="text">
      <style:text-properties style:font-name="Arial" fo:font-size="11pt" style:font-size-asian="11pt" style:font-name-complex="Arial" style:font-size-complex="11pt"/>
    </style:style>
    <style:style style:name="T11" style:family="text">
      <style:text-properties style:font-name="Arial" fo:font-size="11pt" officeooo:rsid="0006c242" style:font-size-asian="11pt" style:font-name-complex="Arial" style:font-size-complex="11pt"/>
    </style:style>
    <style:style style:name="T12" style:family="text">
      <style:text-properties style:font-name="Arial" fo:font-size="11pt" officeooo:rsid="0009392a" style:font-size-asian="11pt" style:font-name-complex="Arial" style:font-size-complex="11pt"/>
    </style:style>
    <style:style style:name="T13" style:family="text">
      <style:text-properties style:font-name="Arial" fo:font-size="11pt" officeooo:rsid="000c2634" style:font-size-asian="11pt" style:font-name-complex="Arial" style:font-size-complex="11pt"/>
    </style:style>
    <style:style style:name="T1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style:font-name="Arial" fo:font-size="11pt" fo:font-weight="bold" officeooo:rsid="000d1b7d" style:font-size-asian="11pt" style:font-weight-asian="bold" style:font-name-complex="Arial" style:font-size-complex="11pt" style:font-weight-complex="bold"/>
    </style:style>
    <style:style style:name="T16" style:family="text">
      <style:text-properties style:font-name="Arial" fo:font-size="11pt" fo:font-weight="bold" officeooo:rsid="0006c242" style:font-size-asian="11pt" style:font-weight-asian="bold" style:font-name-complex="Arial" style:font-size-complex="11pt" style:font-weight-complex="bold"/>
    </style:style>
    <style:style style:name="T17" style:family="text">
      <style:text-properties fo:language="en" fo:country="GB"/>
    </style:style>
    <style:style style:name="T18" style:family="text">
      <style:text-properties fo:language="en" fo:country="GB" fo:font-weight="bold" style:font-weight-asian="bold" style:font-size-complex="14pt"/>
    </style:style>
    <style:style style:name="T19" style:family="text">
      <style:text-properties fo:language="en" fo:country="GB" fo:font-weight="bold" officeooo:rsid="001259de" style:font-weight-asian="bold" style:font-size-complex="14pt"/>
    </style:style>
    <style:style style:name="T20" style:family="text">
      <style:text-properties fo:font-weight="normal" officeooo:rsid="0006c242" style:font-weight-asian="normal" style:font-weight-complex="normal"/>
    </style:style>
    <style:style style:name="T21" style:family="text">
      <style:text-properties fo:font-weight="normal" officeooo:rsid="000c2634" style:font-weight-asian="normal" style:font-weight-complex="normal"/>
    </style:style>
    <style:style style:name="T22" style:family="text">
      <style:text-properties fo:font-weight="normal" officeooo:rsid="0017b11d" style:font-weight-asian="normal" style:font-name-complex="Calibri" style:font-weight-complex="normal"/>
    </style:style>
    <style:style style:name="T23" style:family="text">
      <style:text-properties fo:color="#000000" loext:opacity="100%"/>
    </style:style>
    <style:style style:name="T24" style:family="text">
      <style:text-properties officeooo:rsid="0006c242"/>
    </style:style>
    <style:style style:name="T25" style:family="text">
      <style:text-properties officeooo:rsid="0025cd50"/>
    </style:style>
    <style:style style:name="T26" style:family="text">
      <style:text-properties officeooo:rsid="001fe01b"/>
    </style:style>
    <style:style style:name="T27" style:family="text">
      <style:text-properties fo:font-size="12pt" officeooo:rsid="001fe01b" style:font-size-asian="12pt"/>
    </style:style>
    <style:style style:name="T28" style:family="text">
      <style:text-properties officeooo:rsid="001d90e2"/>
    </style:style>
    <style:style style:name="T29" style:family="text">
      <style:text-properties officeooo:rsid="000d1b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9">I</text:span><text:span text:style-name="T18">NSTITUTO MUNICIPAL DE PREVISION SOCIAL DE ROSARIO</text:span></text:p>
      <text:h text:style-name="P34" text:outline-level="2">ENTIDAD AUTARQUICA MUNICIPAL</text:h>
      <text:h text:style-name="Heading_20_2" text:outline-level="2"><text:span text:style-name="T17"><text:s/></text:span>SAN LORENZO 1055</text:h>
      <text:p text:style-name="Standard"/>
      <text:p text:style-name="P2">CONCURSO DE PRECIOS Nº 0<text:span text:style-name="T24">2</text:span>/202<text:span text:style-name="T24">3</text:span></text:p>
      <text:p text:style-name="P3">ADQUISICION DE <text:span text:style-name="T24">DOS ESCANERS</text:span></text:p>
      <text:list xml:id="list42124983" text:style-name="WW8Num6">
        <text:list-item>
          <text:p text:style-name="P35"><text:span text:style-name="T9">OBJETO</text:span><text:span text:style-name="T10">: el objeto de la presente convocatoria es la </text:span><text:span text:style-name="T11">ADQUISICION DE DOS ESCANERS. Decripción</text:span><text:span text:style-name="T12">: </text:span><text:span text:style-name="T13">tipo BROTHER ADS-2200.</text:span></text:p>
          <text:p text:style-name="P36"/>
        </text:list-item>
        <text:list-item>
          <text:p text:style-name="P35"><text:span text:style-name="T9">PLAZO DE ENTREGA</text:span><text:span text:style-name="T10">: 5 (cinco) días, como máximo, luego de recibida la correspondiente Orden de Compra.</text:span></text:p>
        </text:list-item>
      </text:list>
      <text:p text:style-name="P5"/>
      <text:list xml:id="list103009243483599" text:continue-numbering="true" text:style-name="WW8Num6">
        <text:list-item>
          <text:p text:style-name="P35"><text:span text:style-name="T9">FORMA DE COTIZACION</text:span><text:span text:style-name="T10">: en pesos, IVA incluido, según cuadro del punto 1.</text:span></text:p>
        </text:list-item>
      </text:list>
      <text:p text:style-name="P5"/>
      <text:list xml:id="list103009135049744" text:continue-numbering="true" text:style-name="WW8Num6">
        <text:list-item>
          <text:p text:style-name="P35"><text:span text:style-name="T9">MANTENIMIENTO DE OFERTAS</text:span><text:span text:style-name="T10">: 30 (treinta) días.</text:span></text:p>
        </text:list-item>
      </text:list>
      <text:p text:style-name="P4"/>
      <text:list xml:id="list103009106670734" text:continue-numbering="true" text:style-name="WW8Num6">
        <text:list-item>
          <text:p text:style-name="P39"><text:span text:style-name="T9">FORMA DE PRESENTACION DE LAS COTIZACIONES</text:span><text:span text:style-name="T10">:</text:span></text:p>
        </text:list-item>
      </text:list>
      <text:p text:style-name="P6">La cotización se presentará mediante nota dirigida al IMPSR, con membrete de la empresa y firma de una persona responsable que obligue a la misma y acepte las condiciones de la presente solicitud.</text:p>
      <text:p text:style-name="P7">En el sobre deberá incluirse, además de la cotización:</text:p>
      <text:p text:style-name="P7">la habilitación municipal al rubro que corresponde, </text:p>
      <text:p text:style-name="P7">c<text:span text:style-name="T23">onstancia de inscripción en el Padrón de Agentes de Cobro de la Municipalidad de Rosario, </text:span></text:p>
      <text:p text:style-name="P7">la constancia de CUIT expedida por AFIP, </text:p>
      <text:p text:style-name="P7">constancia de inscripción en Ingresos Brutos, </text:p>
      <text:p text:style-name="P7">Form. 1276 web del API y </text:p>
      <text:p text:style-name="P7">la CBU de una cta cte o caja de ahorros. </text:p>
      <text:p text:style-name="P7">Deberá ingresarse en sobre cerrado por Mesa de Entradas del IMPSR, PB de calle San Lorenzo 1055, en el horario de 8 a 12 hs.</text:p>
      <text:p text:style-name="P10"/>
      <text:list xml:id="list103009662307383" text:continue-numbering="true" text:style-name="WW8Num6">
        <text:list-item>
          <text:p text:style-name="P35"><text:span text:style-name="T9">FECHA DE ENTREGA DE LAS COTIZACIONES</text:span><text:span text:style-name="T10">: se recibirán cotizaciones hasta la hora 10 del día </text:span><text:span text:style-name="T15">08</text:span><text:span text:style-name="T16"> de agosto</text:span><text:span text:style-name="T14"> de 202</text:span><text:span text:style-name="T16">3</text:span><text:span text:style-name="T10">.</text:span></text:p>
        </text:list-item>
      </text:list>
      <text:p text:style-name="P5"/>
      <text:list xml:id="list103008841864374" text:continue-numbering="true" text:style-name="WW8Num6">
        <text:list-item>
          <text:p text:style-name="P35"><text:span text:style-name="T9">FECHA Y LUGAR DE APERTURA DE LOS SOBRES</text:span><text:span text:style-name="T10">: el día </text:span><text:span text:style-name="T15">08</text:span><text:span text:style-name="T16"> de agosto</text:span><text:span text:style-name="T14"> de 202</text:span><text:span text:style-name="T16">3</text:span><text:span text:style-name="T14"> a las 10 hs</text:span><text:span text:style-name="T10">. en el 2º piso del IMPSR, San Lorenzo 1055, Rosario.</text:span></text:p>
        </text:list-item>
      </text:list>
      <text:p text:style-name="P5"/>
      <text:list xml:id="list103008381560878" text:continue-numbering="true" text:style-name="WW8Num6">
        <text:list-item>
          <text:p text:style-name="P35"><text:span text:style-name="T9">ADJUDICACION</text:span><text:span text:style-name="T10">: luego de la apertura y evaluación de las ofertas, se adjudicará a la oferta más conveniente mediante Resolución del Directorio del IMPSR, que será notificada al adjudicatario, junto con la ORDEN DE COMPRA.</text:span></text:p>
        </text:list-item>
      </text:list>
      <text:p text:style-name="P5"/>
      <text:list xml:id="list103009904068963" text:continue-numbering="true" text:style-name="WW8Num6">
        <text:list-item>
          <text:p text:style-name="P35"><text:span text:style-name="T9">MODALIDAD DE ENTREGA:</text:span><text:span text:style-name="T10"> El adjudicatario deberá entregar </text:span><text:span text:style-name="T11">los escaners</text:span><text:span text:style-name="T10"> dentro de los 5 (cinco) días siguientes a la recepción de la correspondiente Orden de Compra.</text:span></text:p>
          <text:p text:style-name="P36"/>
        </text:list-item>
        <text:list-item>
          <text:p text:style-name="P35"><text:span text:style-name="T9">FORMA DE PAGO:</text:span><text:span text:style-name="T10"> dentro de los 5 (cinco) días corridos, luego de conformada la </text:span><text:span text:style-name="T11">factura</text:span><text:span text:style-name="T10">, </text:span><text:span text:style-name="T14">mediante transferencia bancaria, </text:span><text:span text:style-name="T10">a la cuenta informada según punto </text:span><text:span text:style-name="T11">5</text:span><text:span text:style-name="T10">.</text:span></text:p>
        </text:list-item>
      </text:list>
      <text:p text:style-name="P5"/>
      <text:p text:style-name="P5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Century Gothic" fo:font-family="'Century Gothic'" style:font-family-generic="swiss" style:font-pitch="variable" fo:font-size="11pt" fo:language="es" fo:country="ES" style:font-size-asian="11pt" style:font-name-complex="Century Gothic" style:font-family-complex="'Century Gothic'" style:font-family-generic-complex="swiss" style:font-pitch-complex="variable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language="es" fo:country="ES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 fo:keep-with-next="always"/>
      <style:text-properties style:font-name="Century Gothic" fo:font-family="'Century Gothic'" style:font-family-generic="swiss" style:font-pitch="variable" fo:font-size="8pt" fo:font-weight="bold" style:font-size-asian="8pt" style:font-weight-asian="bold" style:font-name-complex="Century Gothic" style:font-family-complex="'Century Gothic'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family="Arial" style:font-family-generic="swiss" style:font-pitch="variable" fo:font-size="12pt" fo:language="es" fo:country="ES" style:font-size-asian="12pt" style:font-name-complex="Arial" style:font-family-complex="Arial" style:font-family-generic-complex="swiss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3cm" fo:margin-bottom="1.3cm" fo:margin-left="1.979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501cm" fo:margin-bottom="1.501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 N S T I T U T O   M U N I C I P A L   D E   P R E V I S I O N   S O C I A L </dc:title>
    <meta:initial-creator>I.M.P.S.</meta:initial-creator>
    <meta:creation-date>2013-01-15T11:57:00</meta:creation-date>
    <dc:date>2023-08-01T10:30:07.678000000</dc:date>
    <meta:editing-cycles>47</meta:editing-cycles>
    <meta:editing-duration>PT6H31M9S</meta:editing-duration>
    <meta:generator>LibreOffice/7.3.0.3$Windows_X86_64 LibreOffice_project/0f246aa12d0eee4a0f7adcefbf7c878fc2238db3</meta:generator>
    <meta:print-date>2023-08-01T09:08:16.592000000</meta:print-date>
    <meta:document-statistic meta:table-count="0" meta:image-count="0" meta:object-count="0" meta:page-count="1" meta:paragraph-count="24" meta:word-count="340" meta:character-count="1992" meta:non-whitespace-character-count="1679"/>
  </office:meta>
</office:document-meta>
</file>